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8c3fb" officeooo:paragraph-rsid="0008c3fb" style:font-name-complex="Khmer OS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8c3fb" officeooo:paragraph-rsid="0008c3fb" style:font-name-complex="Khmer OS" style:font-size-complex="16pt"/>
    </style:style>
    <style:style style:name="P3" style:family="paragraph" style:parent-style-name="Standard">
      <style:text-properties style:font-name="Khmer OS" fo:font-size="16pt" officeooo:rsid="0008c3fb" officeooo:paragraph-rsid="000bb2c1" style:font-name-complex="Khmer OS" style:font-size-complex="16pt"/>
    </style:style>
    <style:style style:name="P4" style:family="paragraph" style:parent-style-name="Standard">
      <style:text-properties style:font-name="Khmer OS" fo:font-size="16pt" officeooo:rsid="0008c3fb" officeooo:paragraph-rsid="000da84c" style:font-name-complex="Khmer OS" style:font-size-complex="16pt"/>
    </style:style>
    <style:style style:name="P5" style:family="paragraph" style:parent-style-name="Standard">
      <style:text-properties style:font-name="Khmer OS" fo:font-size="16pt" officeooo:rsid="0008c3fb" officeooo:paragraph-rsid="000f27bc" style:font-name-complex="Khmer OS" style:font-size-complex="16pt"/>
    </style:style>
    <style:style style:name="P6" style:family="paragraph" style:parent-style-name="Standard">
      <style:text-properties style:font-name="Khmer OS" fo:font-size="16pt" officeooo:rsid="000f27bc" officeooo:paragraph-rsid="000f27bc" style:font-name-complex="Khmer OS" style:font-size-complex="16pt"/>
    </style:style>
    <style:style style:name="T1" style:family="text">
      <style:text-properties officeooo:rsid="000a18aa"/>
    </style:style>
    <style:style style:name="T2" style:family="text">
      <style:text-properties officeooo:rsid="000a454a"/>
    </style:style>
    <style:style style:name="T3" style:family="text">
      <style:text-properties officeooo:rsid="000bb2c1"/>
    </style:style>
    <style:style style:name="T4" style:family="text">
      <style:text-properties officeooo:rsid="000da84c"/>
    </style:style>
    <style:style style:name="T5" style:family="text">
      <style:text-properties officeooo:rsid="000f27bc"/>
    </style:style>
    <style:style style:name="T6" style:family="text">
      <style:text-properties officeooo:rsid="000f69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ឈ្មោះ ខន ដាវៀត</text:p>
      <text:p text:style-name="P1">ថ្នាក់ M3</text:p>
      <text:p text:style-name="P1">ល.រ: 53</text:p>
      <text:p text:style-name="P1"/>
      <text:p text:style-name="P2">ប្រលងឆមាសលើកទី១</text:p>
      <text:p text:style-name="P1"/>
      <text:p text:style-name="P3">1.Data communication <text:span text:style-name="T1">មាន</text:span> five component: <text:span text:style-name="T1">data, </text:span>sender, receiver, transmission medium, and protocol.<text:line-break/>- <text:span text:style-name="T1">Data ជា message ឬ ទិន្នន័យ ដែលបានដឹកជញ្ជូនពី Device ១ ដែលនឹងទទួលបាននៅក្នុងdestination ឬ target device.</text:span><text:line-break/>- Sender <text:span text:style-name="T1">ជាអ្នកបញ្ចូនទៅកាន់ destination.<text:line-break/>- Receiver ជាអ្នកទទួលទិន្នន័យពី Sender.<text:line-break/>- Transmission medium ជា physical path សំរាប់ ទិន្នន័យ ក្នុងការធ្វើទៅកាន់ destination របស់វា.<text:line-break/>- protocol ជាច្បាប់ដែលអនុវត្តលើទូទាំអdata communication procedure.<text:line-break/><text:line-break/></text:span><text:span text:style-name="T2">2. ការប្រើប្រាស់ Modes នៅក្នុង Cisco Packet Tracer មាន Modes ចំនួន 5:</text:span></text:p>
      <text:p text:style-name="P5"><text:span text:style-name="T2">- </text:span><text:span text:style-name="T3">User EXEC mode: អនុញ្ញាតអោយអ្នក Access តែ basic monitoring<text:line-break/>- Privileged EXEC mode: អនុញ្ញាតអោយអ្នក Access router ទាំងអស់</text:span><text:span text:style-name="T2"><text:line-break/>- </text:span><text:span text:style-name="T3">G</text:span><text:span text:style-name="T2">lobal configuration mode: </text:span><text:span text:style-name="T3">អនុញ្ញាតអោយអ្នក</text:span><text:span text:style-name="T4">ប្រើប្រាស់ទៅកែ </text:span><text:soft-page-break/><text:span text:style-name="T4">configuration system ដែលកំពុងតែដំណើរការ.</text:span><text:span text:style-name="T2"><text:line-break/>- </text:span><text:span text:style-name="T3">I</text:span><text:span text:style-name="T2">nterface configuration mode: </text:span><text:span text:style-name="T3">អនុញ្ញាតអោយ</text:span><text:span text:style-name="T4">ច្រើន Interfaces </text:span><text:span text:style-name="T2"><text:line-break/>- </text:span><text:span text:style-name="T4">L</text:span><text:span text:style-name="T2">ine configuration mode: </text:span><text:span text:style-name="T3">អនុញ្ញាតអោយអ្នក</text:span><text:span text:style-name="T4">ទៅ configure the virtual terminal line settings.<text:line-break/><text:line-break/></text:span><text:span text:style-name="T5">3. ពន្យល់ពីភាពខុសគ្នារវាង Copper Cable និង Fiber Optic Cable:</text:span></text:p>
      <text:p text:style-name="P6">+ Fiber Optic Cable:<text:line-break/>- ចំពោះការប្រើប្រាស់ fiber optic មានសុវត្តិភាពជាង Copper cable ព្រោះវាមាន fiber proof ដែលធន់នឹងការពារកម្តៅ។</text:p>
      <text:p text:style-name="P4">- <text:span text:style-name="T5">ការប្រើប្រាស់មានលក្ខណះងាយស្រួលចំពោះ Fiber copperព្រោះវាស្តើងនិងស្រាលជាង Copper Cable។</text:span></text:p>
      <text:p text:style-name="P4">- <text:span text:style-name="T5">Fire optic cable អាចប្រើប្រាស់បានយូរនិងធន់ មិនងាយខូច បើធៀបទៅ Copper Cable</text:span></text:p>
      <text:p text:style-name="P4">- <text:span text:style-name="T5">ចំពោះចម្ងាយឆ្ងាយ Fiber optic បាត់បង់ signal តិចប៉ុណ្ណោះបើធៀបទៅ Copper cable ដែល បង្កលក្ខណះងាយស្រួលក្នុងការប្រើប្រាស់</text:span></text:p>
      <text:p text:style-name="P4">- <text:span text:style-name="T5">ការប្រើប្រាស់មានលក្ខណះទាន់ចិត្តចំពោះ Fiber Optic បើ</text:span><text:span text:style-name="T6">ធៀបទៅ Copper cable ដោយសារវាមានល្បឿនលឿន</text:span></text:p>
      <text:p text:style-name="P4">- <text:span text:style-name="T6">Copper cable សុីភ្លើងច្រើនជាង 10W <text:s/>សំរាប់អ្នកប្រើប្រាស់ម្នាក់ តែ Fire Optic ប្រើអស់តែ ប្រហែល 2W។</text:span></text:p>
      <text:p text:style-name="P4"/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2T10:27:07.700289367</dc:date>
    <meta:editing-duration>PT2M3S</meta:editing-duration>
    <meta:editing-cycles>1</meta:editing-cycles>
    <meta:generator>LibreOffice/7.1.2.2$Linux_X86_64 LibreOffice_project/10$Build-2</meta:generator>
    <meta:document-statistic meta:table-count="0" meta:image-count="0" meta:object-count="0" meta:page-count="3" meta:paragraph-count="12" meta:word-count="286" meta:character-count="1304" meta:non-whitespace-character-count="1133"/>
  </office:meta>
</office:document-meta>
</file>